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4"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5" style:family="paragraph" style:parent-style-name="Standard" style:list-style-name="L4">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6"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7"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8" style:family="paragraph" style:parent-style-name="Standard" style:list-style-name="L4">
      <style:paragraph-properties fo:line-height="150%" fo:text-align="start" style:justify-single-word="false"/>
      <style:text-properties fo:font-size="14pt" fo:font-weight="normal" style:font-size-asian="14pt" style:font-weight-asian="normal" style:font-size-complex="14pt" style:font-weight-complex="normal"/>
    </style:style>
    <style:style style:name="P9" style:family="paragraph" style:parent-style-name="Standard" style:list-style-name="L4">
      <style:paragraph-properties fo:line-height="150%" fo:text-align="start" style:justify-single-word="false"/>
      <style:text-properties fo:font-size="14pt" style:font-size-asian="14pt" style:font-size-complex="14pt"/>
    </style:style>
    <style:style style:name="P10" style:family="paragraph" style:parent-style-name="Standard" style:list-style-name="L4">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11" style:family="paragraph" style:parent-style-name="Standard" style:list-style-name="L4">
      <style:paragraph-properties fo:line-height="150%" fo:text-align="start" style:justify-single-word="false"/>
    </style:style>
    <style:style style:name="P12" style:family="paragraph" style:parent-style-name="Text_20_body" style:list-style-name="L4">
      <style:paragraph-properties fo:line-height="150%" fo:text-align="start" style:justify-single-word="false"/>
    </style:style>
    <style:style style:name="T1" style:family="text">
      <style:text-properties style:language-asian="zh" style:country-asian="TW"/>
    </style:style>
    <style:style style:name="T2" style:family="text">
      <style:text-properties fo:font-variant="normal" fo:text-transform="none" fo:color="#000000" style:font-name="標楷體" fo:letter-spacing="normal" style:font-name-asian="標楷體" style:language-asian="zh" style:country-asian="TW" style:font-style-asian="normal"/>
    </style:style>
    <style:style style:name="T3" style:family="text">
      <style:text-properties fo:font-variant="normal" fo:text-transform="none" fo:color="#000000" style:font-name="標楷體" fo:letter-spacing="normal" fo:language="en" fo:country="US" style:font-name-asian="標楷體" style:language-asian="zh" style:country-asian="TW" style:font-style-asian="normal"/>
    </style:style>
    <style:style style:name="T4" style:family="text">
      <style:text-properties fo:font-variant="normal" fo:text-transform="none" fo:color="#000000" style:font-name="標楷體" fo:letter-spacing="normal" fo:language="en" fo:country="US" fo:font-weight="normal" style:font-name-asian="標楷體" style:language-asian="zh" style:country-asian="TW" style:font-style-asian="normal" style:font-weight-asian="normal" style:font-weight-complex="normal"/>
    </style:style>
    <style:style style:name="T5" style:family="text">
      <style:text-properties fo:font-variant="normal" fo:text-transform="none" fo:color="#000000" style:font-name="標楷體" fo:letter-spacing="normal" fo:font-weight="normal" style:font-name-asian="標楷體" style:language-asian="zh" style:country-asian="TW" style:font-style-asian="normal" style:font-weight-asian="normal" style:font-weight-complex="normal"/>
    </style:style>
    <style:style style:name="T6" style:family="text">
      <style:text-properties fo:font-variant="normal" fo:text-transform="none" fo:color="#000000" fo:font-size="14pt" fo:letter-spacing="normal" fo:font-weight="normal" style:font-name-asian="標楷體" style:font-size-asian="14pt" style:font-style-asian="normal" style:font-weight-asian="normal" style:font-size-complex="14pt" style:font-weight-complex="normal"/>
    </style:style>
    <style:style style:name="T7" style:family="text">
      <style:text-properties fo:font-variant="normal" fo:text-transform="none" fo:color="#000000"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T8" style:family="text">
      <style:text-properties fo:language="en" fo:country="US"/>
    </style:style>
    <style:style style:name="T9" style:family="text">
      <style:text-properties fo:font-size="14pt" fo:font-weight="normal" style:font-name-asian="標楷體" style:font-size-asian="14pt" style:font-weight-asian="normal" style:font-size-complex="14pt" style:font-weight-complex="normal"/>
    </style:style>
    <style:style style:name="T10" style:family="text">
      <style:text-properties fo:font-size="14pt" fo:font-weight="normal" style:font-name-asian="標楷體" style:font-size-asian="14pt" style:language-asian="zh" style:country-asian="TW" style:font-weight-asian="normal" style:font-size-complex="14pt" style:font-weight-complex="normal"/>
    </style:style>
    <style:style style:name="T11" style:family="text">
      <style:text-properties fo:font-size="14pt" style:font-name-asian="標楷體" style:font-size-asian="14pt" style:font-size-complex="14pt"/>
    </style:style>
    <style:style style:name="T12" style:family="text">
      <style:text-properties fo:font-size="14pt" style:font-name-asian="標楷體" style:font-size-asian="14pt" style:language-asian="zh" style:country-asian="TW" style:font-size-complex="14pt"/>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5年度11月份第2次主管會議紀錄</text:p>
      <text:p text:style-name="P2"/>
      <text:list xml:id="list8849729122529583904" text:style-name="L1">
        <text:list-item>
          <text:p text:style-name="P4">時間：中華民國105年11月23日下午2時整</text:p>
        </text:list-item>
        <text:list-item>
          <text:p text:style-name="P4">地點：三樓民眾談室</text:p>
        </text:list-item>
        <text:list-item>
          <text:p text:style-name="P4">主席：李主任慶華</text:p>
        </text:list-item>
        <text:list-item>
          <text:p text:style-name="P4">出席人員：張乃文、陳宗良、周力行、李美玲、潘惠婉 <text:s text:c="3"/>紀錄：陳苑蒨</text:p>
        </text:list-item>
        <text:list-item>
          <text:p text:style-name="P4">各單位報告事項：</text:p>
        </text:list-item>
      </text:list>
      <text:list xml:id="list8926046396787604917" text:style-name="L2">
        <text:list-item>
          <text:p text:style-name="P6">第一課</text:p>
        </text:list-item>
      </text:list>
      <text:list xml:id="list4626375657561877797" text:style-name="L3">
        <text:list-item>
          <text:p text:style-name="P7">本課11月1日至11月23日止，實價登錄案件共214件，其中憑證申報186件，線上申報紙本送件計7件，本所代填申報計21件，撤銷36件，駁回0件，另電話通知申報計3件。</text:p>
        </text:list-item>
        <text:list-item>
          <text:p text:style-name="P7">本市安樂區城上城買賣案件，大批連件部分目前業已暫一告落。</text:p>
        </text:list-item>
      </text:list>
      <text:list xml:id="list35524026" text:continue-list="list8926046396787604917" text:style-name="L2">
        <text:list-item>
          <text:p text:style-name="P6">第二課</text:p>
          <text:list>
            <text:list-item>
              <text:p text:style-name="P6">有關本市暖暖區暖暖段暖暖小段275、276地號圖簿不符乙案，地政處訂於11月25日開會研商。</text:p>
            </text:list-item>
            <text:list-item>
              <text:p text:style-name="P6">有關本市暖暖區暖暖段東勢坑小段1080地號毗鄰未登錄土地乙案，訂於12月6日上午現勘。</text:p>
            </text:list-item>
          </text:list>
        </text:list-item>
        <text:list-item>
          <text:p text:style-name="P6">第三課</text:p>
          <text:list>
            <text:list-item>
              <text:p text:style-name="P6">本所行政管理及平均地權11月至12月業務費支出，經估算剩餘款尚不足以支應，業已函請市府同意解除控管。</text:p>
            </text:list-item>
            <text:list-item>
              <text:p text:style-name="P6">環境教育學習時數未達4小時名單已送交各課，請督促同仁儘速完成學習時數。</text:p>
            </text:list-item>
            <text:list-item>
              <text:p text:style-name="P6">本大樓頂樓近日進行修繕工程，請各課轉知同仁進出大樓務必小心留意。</text:p>
            </text:list-item>
            <text:list-item>
              <text:p text:style-name="P6">為配合中央推動綠免採購，各課利用共同供應契約購買設備或耗材時，<text:soft-page-break/>務必優先選用綠色產品，如需購買非綠色產品，請敘明理由簽奉主任核可後再行交總務辦理，以提升本所綠色採購績效。</text:p>
            </text:list-item>
          </text:list>
        </text:list-item>
        <text:list-item>
          <text:p text:style-name="P6">人事</text:p>
          <text:list>
            <text:list-item>
              <text:p text:style-name="P6">公務人員退休法施行細則部分條文修正案，業經考試院於民國<text:span text:style-name="T8">105</text:span>年<text:span text:style-name="T8">11</text:span>月<text:span text:style-name="T8">4</text:span>日修正發布並自<text:span text:style-name="T8">105</text:span>年<text:span text:style-name="T8">5</text:span>月<text:span text:style-name="T8">13</text:span>日施行，惠請轉知同仁逕至本所網站查閱。 <text:s text:c="3"/></text:p>
            </text:list-item>
            <text:list-item>
              <text:p text:style-name="P6">國家文官學院為遴選明（<text:span text:style-name="T8">106</text:span>）年度公務人員「每月一書」，辦理網路票選優良圖書活動，至該學院全球資訊網站，點選「<text:span text:style-name="T8">106</text:span>年度每月一書票選」連結，即可進行投票。期間自本（<text:span text:style-name="T8">105</text:span>）年<text:span text:style-name="T8">11</text:span>月<text:span text:style-name="T8">15</text:span>日起至<text:span text:style-name="T8">30</text:span>日止，該學院自參加網路票選者中隨機抽出<text:span text:style-name="T8">50</text:span>位，致贈人氣最高圖書<text:span text:style-name="T8">1</text:span>本，中獎名單將於本年<text:span text:style-name="T8">12</text:span>月<text:span text:style-name="T8">15</text:span>日前公布於該學院全球資訊網站。惠請轉知同仁踴躍參加。 <text:s text:c="2"/></text:p>
            </text:list-item>
            <text:list-item>
              <text:p text:style-name="P6">「公務人員考試錄取人員訓練成績考核要點」第二點及第四點規定與「公務人員保障暨培訓委員會及所屬機關辦理各項訓練測驗試務規定」部分規定，業經該會以中華民國<text:span text:style-name="T8">105</text:span>年<text:span text:style-name="T8">11</text:span>月<text:span text:style-name="T8">18</text:span>日公評字第<text:span text:style-name="T8">1052260646</text:span>號令修正發布，並自即日起生效。為應公務人員考試錄取人員基礎訓練增列專書閱讀心得寫作及實務運作需要，爰配合修正前揭行政規則。 <text:s text:c="2"/></text:p>
            </text:list-item>
          </text:list>
        </text:list-item>
        <text:list-item>
          <text:p text:style-name="P6">會計</text:p>
          <text:list>
            <text:list-item>
              <text:p text:style-name="P6">本所本年度截至10月底止歲入及歲出執行率如下：</text:p>
              <text:list>
                <text:list-item>
                  <text:p text:style-name="P6">歲入部份：</text:p>
                  <text:list>
                    <text:list-item>
                      <text:p text:style-name="P6">罰金罰鍰及怠金 <text:s text:c="3"/>：106.27%</text:p>
                    </text:list-item>
                    <text:list-item>
                      <text:p text:style-name="P6">行政規費收入 <text:s text:c="5"/>：133.92%</text:p>
                    </text:list-item>
                    <text:list-item>
                      <text:p text:style-name="P6">使用規費收入 <text:s text:c="5"/>：128.19%</text:p>
                    </text:list-item>
                  </text:list>
                </text:list-item>
                <text:list-item>
                  <text:p text:style-name="P6">歲出部份：</text:p>
                  <text:list>
                    <text:list-item>
                      <text:p text:style-name="P6"><text:soft-page-break/>行政管理 <text:s text:c="9"/>：93.14%</text:p>
                    </text:list-item>
                    <text:list-item>
                      <text:p text:style-name="P6">土地建物登記 <text:s text:c="5"/>：79.45%</text:p>
                    </text:list-item>
                    <text:list-item>
                      <text:p text:style-name="P6">土地建物測量及複丈：70.24%</text:p>
                    </text:list-item>
                    <text:list-item>
                      <text:p text:style-name="P6">平均地權 <text:s text:c="9"/>：76.31%</text:p>
                      <text:p text:style-name="P6">一般建築及設備 <text:s text:c="3"/>：94.06%</text:p>
                    </text:list-item>
                  </text:list>
                </text:list-item>
              </text:list>
            </text:list-item>
            <text:list-item>
              <text:p text:style-name="P6">行政院主計總處有關「105年11各機關統計調查一覽表」已公佈於行政院主計總處網站，請轉知同仁或請同仁至該網站查詢、運用，避免詐騙案件發生並提升對於政府統計調查之認知。</text:p>
            </text:list-item>
          </text:list>
        </text:list-item>
      </text:list>
      <text:list xml:id="list3998758732924285328" text:style-name="L4">
        <text:list-item>
          <text:p text:style-name="P10">主席指示事項</text:p>
          <text:list>
            <text:list-item>
              <text:p text:style-name="P12"><text:bookmark text:name="yui_3_16_0_ym19_1_1480477070150_2702"/><text:bookmark text:name="yui_3_16_0_ym19_1_1480477070150_2625"/><text:span text:style-name="T9">城上城買賣設定大批案件已告一段落</text:span><text:span text:style-name="T10">，</text:span><text:span text:style-name="T9">感謝各位同仁的辛勞，爾後各登記案件仍請本於初衷，依</text:span><text:bookmark text:name="yui_3_16_0_ym19_1_1480477070150_2711"/><text:bookmark text:name="yui_3_16_0_ym19_1_1480477070150_2635"/><text:span text:style-name="T11">限或提前完成</text:span><text:span text:style-name="T12">。</text:span></text:p>
            </text:list-item>
            <text:list-item>
              <text:p text:style-name="P11"><text:span text:style-name="T6">對於業務費支出，經估算剩餘款尚不足支應部分，各課解控公文已函送市府，除請注意公文流程外</text:span><text:span text:style-name="T7">，</text:span><text:span text:style-name="T6">仍請共體時艱，</text:span><text:span text:style-name="T7">撙</text:span><text:span text:style-name="T6">節開支。 </text:span><text:span text:style-name="T9"><text:s/></text:span></text:p>
            </text:list-item>
            <text:list-item>
              <text:p text:style-name="P8"><text:span text:style-name="T2">環境教育學習時數未達</text:span><text:span text:style-name="T3">4</text:span><text:span text:style-name="T2">小時同仁，請課長督促早日完成，以免受罰。</text:span></text:p>
            </text:list-item>
            <text:list-item>
              <text:p text:style-name="P8"><text:bookmark text:name="yui_3_16_0_ym19_1_1480477070150_4318"/><text:span text:style-name="T3">12</text:span><text:bookmark text:name="yui_3_16_0_ym19_1_1480477070150_4317"/><text:span text:style-name="T2">月</text:span><text:bookmark text:name="yui_3_16_0_ym19_1_1480477070150_4316"/><text:span text:style-name="T3">7</text:span><text:span text:style-name="T2">日</text:span><text:bookmark text:name="yui_3_16_0_ym19_1_1480477070150_2621"/><text:span text:style-name="T2">地政處將蒞所辦理服務品質獎推薦評審作業，各課仍請配合研考提出應列放資料，除有延續性者外，對於非考核期間資料請勿提列。 </text:span></text:p>
            </text:list-item>
            <text:list-item>
              <text:p text:style-name="P8"><text:span text:style-name="T2">新登錄地請二課於邀集各單位會勘後立即排定日期現場測量。</text:span><text:span text:style-name="T2"> <text:s text:c="2"/></text:span></text:p>
            </text:list-item>
            <text:list-item>
              <text:p text:style-name="P8"><text:bookmark text:name="yui_3_16_0_ym19_1_1480477070150_2720"/><text:bookmark text:name="yui_3_16_0_ym19_1_1480477070150_2721"/><text:span text:style-name="T2">跨所登記作業已有相當時日，但從機房工作日誌中看出其中仍有許多錯誤訊息</text:span><text:bookmark text:name="yui_3_16_0_ym19_1_1480477070150_4372"/><text:bookmark text:name="yui_3_16_0_ym19_1_1480477070150_4373"/><text:span text:style-name="T2">，請密切注意，並與維護廠商多加連繫 。 </text:span></text:p>
            </text:list-item>
            <text:list-item>
              <text:p text:style-name="P9"><text:span text:style-name="T5">本所目前系統安裝於使用</text:span><text:span text:style-name="T4">13</text:span><text:span text:style-name="T5">年之舊伺服器中，致系統執行效能差，時常發生當機，造成使用者及民眾困擾，請積極連繫維護廠商儘速協助將系統及索引檔資料，移至指定之</text:span><text:span text:style-name="T4">VM</text:span><text:span text:style-name="T5">伺服器中，以提高系統執行效率。</text:span></text:p>
            </text:list-item>
          </text:list>
        </text:list-item>
      </text:list>
      <text:p text:style-name="P3"/>
      <text:list xml:id="list35520035" text:continue-numbering="true" text:style-name="L4">
        <text:list-item>
          <text:p text:style-name="P5">散會：下午2時50分</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span text:style-name="MT1"><text:page-count>3</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6-11-30T15:35:36.44</dc:date>
    <dc:creator>登記課 安樂地政</dc:creator>
    <meta:editing-duration>PT7H30M13S</meta:editing-duration>
    <meta:editing-cycles>27</meta:editing-cycles>
    <meta:generator>OpenOffice/4.1.2$Win32 OpenOffice.org_project/412m3$Build-9782</meta:generator>
    <meta:printed-by>登記課 安樂地政</meta:printed-by>
    <meta:print-date>2016-11-02T16:51:02.07</meta:print-date>
    <meta:document-statistic meta:table-count="0" meta:image-count="0" meta:object-count="0" meta:page-count="3" meta:paragraph-count="45" meta:word-count="1468" meta:character-count="1684"/>
  </office:meta>
</office:document-meta>
</file>